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4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44"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style:style style:name="T31" style:family="text">
      <style:text-properties officeooo:rsid="00c27907"/>
    </style:style>
    <style:style style:name="T32" style:family="text">
      <style:text-properties officeooo:rsid="00c34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31">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31"><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32">5 tahapan design thinking </text:p>
      <text:p text:style-name="P32"/>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33"/>
      <text:p text:style-name="P2"><text:span text:style-name="T2">K</text:span><text:span text:style-name="T3">enapa perusahaan butuh design thinking untuk berinovasi?</text:span></text:p>
      <text:p text:style-name="P34"/>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42"><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43"><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35">Keuntungan menggunakan design thinking</text:p>
      <text:p text:style-name="P35"/>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44"><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44"><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6"/>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7"><text:soft-page-break/>Menggunakan Design thinking dan Agile development dalam inovasi</text:p>
      <text:p text:style-name="P37"/>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8">5 area penggunaan design thinking</text:p>
      <text:p text:style-name="P38"/>
      <text:p text:style-name="P24">ketika kita mendengar design thinking, sering kali asosiasi kita adalah, pada design produk. Dan itu tidak 100% salah, karena memang cikal bakal nya dari sana.</text:p>
      <text:p text:style-name="P24"/>
      <text:p text:style-name="P24">Namun tahukah anda, bahwa sekarang ini design thinking digunakan diberbagai area didalam kehidupan kita. Bukan hanya bisnis, tapi juga di dunia sosial, nah apa aja sih area-area nya dan mana diantara area itu mungkin cocok dengan bidang kerja anda saat ini?</text:p>
      <text:p text:style-name="P24"/>
      <text:p text:style-name="P24">Mari kita bahas</text:p>
      <text:p text:style-name="P24"/>
      <text:p text:style-name="P24">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4"/>
      <text:p text:style-name="P24">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4"/>
      <text:p text:style-name="P24">Dan untuk menemukan itu kita harus benar-benar memahami orang-orang yang menjadi target customer kita dan apasih yang menjadi kebutuhan spesifik mereka yang bisa kita penuhi dengan teknologi itu. Terkait hal itu, design thinking menjadi sangat membantu.</text:p>
      <text:p text:style-name="P24"/>
      <text:p text:style-name="P24">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4"/>
      <text:p text:style-name="P24">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24"/>
      <text:p text:style-name="P25">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5"/>
      <text:p text:style-name="P25"/>
      <text:p text:style-name="P25"><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5"/>
      <text:p text:style-name="P25">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5"/>
      <text:p text:style-name="P25">Jadi design thinking itu tidak selalu untuk customer eksternal, bisa juga untuk internal customer.</text:p>
      <text:p text:style-name="P25"/>
      <text:p text:style-name="P25">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5"/>
      <text:p text:style-name="P25">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5"/>
      <text:p text:style-name="P25">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5"/>
      <text:p text:style-name="P25">Itulah yang kemudian membuat design thinking menjadi semakin populer saat ini di lingkaran instansi pemerintah, NGO, ataupun juga lembaga sosial.</text:p>
      <text:p text:style-name="P25"/>
      <text:p text:style-name="P25">Demikianlah gambaran umum terkait area-area pengguna design thinking. Jadi anda tidak harus menjadi orang produk untuk mempraktekkan design thinking.</text:p>
      <text:p text:style-name="P25"/>
      <text:p text:style-name="P25">Dan kami yakin, apapun area kerja anda, design thinking akan bisa diaplikasikan.</text:p>
      <text:p text:style-name="P25"/>
      <text:p text:style-name="P25"/>
      <text:p text:style-name="P25"/>
      <text:p text:style-name="P25"/>
      <text:p text:style-name="P25"/>
      <text:p text:style-name="P39">Cara memimpin tim menjalankan design thinking</text:p>
      <text:p text:style-name="P40"/>
      <text:p text:style-name="P26">mungkin saat ini anda telah semangat untuk mengajak tim anda untuk menerapkan design thinking, supaya bisa melahirkan beragam inovasi.</text:p>
      <text:p text:style-name="P26"/>
      <text:p text:style-name="P26">Tapi perlu hati-hati, ternyata tidak semudah itu, walaupun terlihat gampang design thinking itu dijalankan, tapi ternyata banyak hal yang bisa membuat tim anda akhirnya tidak benar-benar bisa menjalankannya dengan baik.</text:p>
      <text:p text:style-name="P26"/>
      <text:p text:style-name="P26">Dan anda sebagai leader harus tahu dulu, apa hal-hal yang dapat menyebabkan itu dan harus mulai mengantisipasi nya. Bagaimana caranya? Mari kita bahas.</text:p>
      <text:p text:style-name="P26"/>
      <text:p text:style-name="P26">Setelah memperlajari design thinking beberapa dari anda mungkin langsung semangat, dan ingin segera mengimplementasikannya di perusahaan atau setidak nya di tim anda.</text:p>
      <text:p text:style-name="P26"/>
      <text:p text:style-name="P26">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6"/>
      <text:p text:style-name="P26">Dan obat dari itu hanya satu, yaitu kepemimpinan anda. Tim anda itu membutuhkan leader yang mampun membimbing dan mendukung mereka dalam mengatasi ketidaknyamanan yang biasanya akan mereka rasakan ketika pertama kali <text:span text:style-name="T31">praktek design thinking.</text:span></text:p>
      <text:p text:style-name="P26"/>
      <text:p text:style-name="P27">Maka seorang leader yang aktif dan efektif itu krusial untuk memastikan bahwa implementasi dari design thinking itu sukses dijalankan dalam tim atau perusahaan anda.</text:p>
      <text:p text:style-name="P27"/>
      <text:p text:style-name="P27">Sebelum kami jelaskan tentang leadership seperti apa yang dibutuhkan kita perlu pahami terlebih dulu ketidaknyamanan yang mungkin dirasakan oleh sebagian besar dari tim anda.</text:p>
      <text:p text:style-name="P27"/>
      <text:p text:style-name="P27">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7"/>
      <text:p text:style-name="P27">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7"/>
      <text:p text:style-name="P27">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7"/>
      <text:p text:style-name="P27"/>
      <text:p text:style-name="P28">Riset yang dilakukan oleh <text:span text:style-name="T32">Bason dan Austin terhadap perushaan-perusahaan di lima negara menunjukkan ada tiga hal utama yang perlu dilakukan leader saat memipin tim dalam mengimplementasikan design thinking agar perlahan-lahan rasa ketidaknyamanan tadi itu bisa hilang.</text:span></text:p>
      <text:p text:style-name="P27"/>
      <text:p text:style-name="P29">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9"/>
      <text:p text:style-name="P29">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9">Maka leader perlu aktif dan konsisten menenangkan kekhawatiran dan keresahan tim. Dan mengalihkan fokus mereka dari penyelesaian proyek ke penemuan solusi terbaik bagi customer.</text:p>
      <text:p text:style-name="P29"/>
      <text:p text:style-name="P29">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9"/>
      <text:p text:style-name="P29">Seorang leader perlu menanamkan cara pandang yang seperti ini pada tim, agar mereka tidak takut dengan kemungkinan eksperimen nya akan gagal, khusus pada iterasi-iterasi awal.</text:p>
      <text:p text:style-name="P29"/>
      <text:p text:style-name="P29">Itulah tiga hal yang perlu anda lakukan sebagai seorang leader agar tim anda bisa terus semangat dalam melaksanakan tahapan-tahapan dari design thinking.</text:p>
      <text:p text:style-name="P29"/>
      <text:p text:style-name="P29">Ingat bahwa semangat inilah yang menjadi bahan bakar dan menjadi kunci sukses tim anda bisa melahirkan beragam inovasi di perusahaan.</text:p>
      <text:p text:style-name="P29"/>
      <text:p text:style-name="P29"/>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30T16:40:57.270928674</dc:date>
    <meta:editing-duration>PT18H33M13S</meta:editing-duration>
    <meta:editing-cycles>153</meta:editing-cycles>
    <meta:generator>LibreOffice/7.2.6.2$Linux_X86_64 LibreOffice_project/20$Build-2</meta:generator>
    <meta:document-statistic meta:table-count="0" meta:image-count="0" meta:object-count="0" meta:page-count="14" meta:paragraph-count="172" meta:word-count="5211" meta:character-count="37880" meta:non-whitespace-character-count="32794"/>
  </office:meta>
</office:document-meta>
</file>